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ircle_r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79">
            <text:p>1.593E-01</text:p>
          </table:table-cell>
          <table:table-cell office:value-type="float" office:value="0.000036">
            <text:p>3.600E-05</text:p>
          </table:table-cell>
          <table:table-cell office:value-type="float" office:value="0.000743">
            <text:p>7.430E-04</text:p>
          </table:table-cell>
          <table:table-cell office:value-type="float" office:value="0.000012">
            <text:p>1.200E-05</text:p>
          </table:table-cell>
          <table:table-cell table:number-columns-repeated="3" office:value-type="float" office:value="-0">
            <text:p>-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79">
            <text:p>1.593E-01</text:p>
          </table:table-cell>
          <table:table-cell office:value-type="float" office:value="0.000036">
            <text:p>3.600E-05</text:p>
          </table:table-cell>
          <table:table-cell office:value-type="float" office:value="0.000743">
            <text:p>7.430E-04</text:p>
          </table:table-cell>
          <table:table-cell office:value-type="float" office:value="0.000012">
            <text:p>1.200E-05</text:p>
          </table:table-cell>
          <table:table-cell table:number-columns-repeated="3" office:value-type="float" office:value="-0">
            <text:p>-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0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817">
            <text:p>1.598E-01</text:p>
          </table:table-cell>
          <table:table-cell office:value-type="float" office:value="0">
            <text:p>0.000E+00</text:p>
          </table:table-cell>
          <table:table-cell office:value-type="float" office:value="0.000001">
            <text:p>1.000E-06</text:p>
          </table:table-cell>
          <table:table-cell table:number-columns-repeated="4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817">
            <text:p>1.598E-01</text:p>
          </table:table-cell>
          <table:table-cell office:value-type="float" office:value="0">
            <text:p>0.000E+00</text:p>
          </table:table-cell>
          <table:table-cell office:value-type="float" office:value="0.000001">
            <text:p>1.000E-06</text:p>
          </table:table-cell>
          <table:table-cell table:number-columns-repeated="4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20" table:style-name="ta1" table:print="false">
        <table:table-column table:style-name="co1" table:default-cell-style-name="Default"/>
        <table:table-column table:style-name="co6" table:number-columns-repeated="7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h1_result" table:style-name="ta1" table:print="false">
        <table:table-column table:style-name="co5" table:number-columns-repeated="2" table:default-cell-style-name="Default"/>
        <table:table-row table:style-name="ro1">
          <table:table-cell/>
          <table:table-cell>
            <draw:frame table:end-cell-address="circle_h1_result.P39" table:end-x="0.2713in" table:end-y="0.0626in" draw:z-index="0" draw:style-name="gr1" svg:width="12.674in" svg:height="6.7512in" svg:x="0.0433in" svg:y="0.0417in">
              <draw:object draw:notify-on-update-of-ranges="circle_r1.A1:circle_r1.A360 circle_r1.B1:circle_r1.B360 circle_r5.B1:circle_r5.B360 circle_r10.B1:circle_r10.B360 circle_r15.B1:circle_r15.B360 circle_r20.B1:circle_r2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ircle_h2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2_result.O39" table:end-x="0.228in" table:end-y="0.0209in" draw:z-index="0" draw:style-name="gr1" svg:width="12.674in" svg:height="6.7512in" svg:x="0in" svg:y="0in">
              <draw:object draw:notify-on-update-of-ranges="circle_r1.C1:circle_r1.C360 circle_r5.C1:circle_r5.C360 circle_r10.C1:circle_r10.C360 circle_r15.C1:circle_r15.C360 circle_r20.C1:circle_r2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circle_h3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3_result.O39" table:end-x="0.228in" table:end-y="0.0209in" draw:z-index="0" draw:style-name="gr1" svg:width="12.674in" svg:height="6.7512in" svg:x="0in" svg:y="0in">
              <draw:object draw:notify-on-update-of-ranges="circle_r1.D1:circle_r1.D360 circle_r5.D1:circle_r5.D360 circle_r10.D1:circle_r10.D360 circle_r15.D1:circle_r15.D360 circle_r20.D1:circle_r2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7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4T16:01:29</meta:creation-date>
    <dc:date>2011-08-04T17:00:41</dc:date>
    <dc:creator>Anol Paisal</dc:creator>
    <meta:editing-duration>PT00H53M49S</meta:editing-duration>
    <meta:editing-cycles>13</meta:editing-cycles>
    <meta:generator>OpenOffice.org/3.2$Linux OpenOffice.org_project/320m12$Build-9483</meta:generator>
    <meta:document-statistic meta:table-count="8" meta:cell-count="144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minimum="0.145" chart:maximum="0.17" chart:interval-major="0.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14cm" svg:y="0.343cm" chart:style-name="ch2">
          <text:p>Circle</text:p>
        </chart:title>
        <chart:subtitle svg:x="13.622cm" svg:y="1.188cm" chart:style-name="ch3">
          <text:p>First Order of Hu's moments</text:p>
        </chart:subtitle>
        <chart:plot-area chart:style-name="ch4" table:cell-range-address="circle_r1.A1:circle_r1.B360 circle_r5.B1:circle_r5.B360 circle_r10.B1:circle_r10.B360 circle_r15.B1:circle_r15.B360 circle_r20.B1:circle_r20.B360" chart:data-source-has-labels="column" svg:x="1.085cm" svg:y="1.981cm" svg:width="30.465cm" svg:height="14.685cm">
          <chart:axis chart:dimension="x" chart:name="primary-x" chart:style-name="ch5">
            <chart:title svg:x="16.179cm" svg:y="16.436cm" chart:style-name="ch6">
              <text:p>Angle</text:p>
            </chart:title>
            <chart:categories table:cell-range-address="circle_r1.A1:circle_r1.A360"/>
          </chart:axis>
          <chart:axis chart:dimension="y" chart:name="primary-y" chart:style-name="ch7">
            <chart:title svg:x="0.644cm" svg:y="10.268cm" chart:style-name="ch8">
              <text:p>Coefficient Value</text:p>
            </chart:title>
          </chart:axis>
          <chart:series chart:style-name="ch9" chart:values-cell-range-address="circle_r1.B1:circle_r1.B360" chart:class="chart:line">
            <chart:data-point chart:repeated="360"/>
          </chart:series>
          <chart:series chart:style-name="ch10" chart:values-cell-range-address="circle_r5.B1:circle_r5.B360" chart:class="chart:line">
            <chart:data-point chart:repeated="360"/>
          </chart:series>
          <chart:series chart:style-name="ch11" chart:values-cell-range-address="circle_r10.B1:circle_r10.B360" chart:class="chart:line">
            <chart:data-point chart:repeated="360"/>
          </chart:series>
          <chart:series chart:style-name="ch12" chart:values-cell-range-address="circle_r15.B1:circle_r15.B360" chart:class="chart:line">
            <chart:data-point chart:repeated="360"/>
          </chart:series>
          <chart:series chart:style-name="ch13" chart:values-cell-range-address="circle_r20.B1:circle_r20.B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ircle_r1.A1:circle_r1.A360">0</text:p>
              </table:table-cell>
              <table:table-cell office:value-type="float" office:value="0.16">
                <text:p text:id="circle_r1.B1:circle_r1.B360">0.16</text:p>
              </table:table-cell>
              <table:table-cell office:value-type="float" office:value="0.160341">
                <text:p text:id="circle_r5.B1:circle_r5.B360">0.160341</text:p>
              </table:table-cell>
              <table:table-cell office:value-type="float" office:value="0.159341">
                <text:p text:id="circle_r10.B1:circle_r10.B360">0.159341</text:p>
              </table:table-cell>
              <table:table-cell office:value-type="float" office:value="0.15921">
                <text:p text:id="circle_r15.B1:circle_r15.B360">0.15921</text:p>
              </table:table-cell>
              <table:table-cell office:value-type="float" office:value="0.15918">
                <text:p text:id="circle_r20.B1:circle_r20.B360">0.159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817">
                <text:p>0.159817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9279">
                <text:p>0.159279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9279">
                <text:p>0.159279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817">
                <text:p>0.159817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135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27cm" svg:y="0.343cm" chart:style-name="ch2">
          <text:p>Circle</text:p>
        </chart:title>
        <chart:subtitle svg:x="13.357cm" svg:y="1.188cm" chart:style-name="ch3">
          <text:p>Second Order of Hu's moments</text:p>
        </chart:subtitle>
        <chart:legend chart:legend-position="end" svg:x="29.709cm" svg:y="7.542cm" chart:style-name="ch4"/>
        <chart:plot-area chart:style-name="ch5" table:cell-range-address="circle_r1.C1:circle_r1.C360 circle_r5.C1:circle_r5.C360 circle_r10.C1:circle_r10.C360 circle_r15.C1:circle_r15.C360 circle_r20.C1:circle_r20.C360" svg:x="1.085cm" svg:y="1.981cm" svg:width="27.982cm" svg:height="14.343cm">
          <chart:axis chart:dimension="x" chart:name="primary-x" chart:style-name="ch6">
            <chart:title svg:x="14.952cm" svg:y="16.094cm" chart:style-name="ch7">
              <text:p>Angle</text:p>
            </chart:title>
          </chart:axis>
          <chart:axis chart:dimension="y" chart:name="primary-y" chart:style-name="ch8">
            <chart:title svg:x="0.644cm" svg:y="10.083cm" chart:style-name="ch9">
              <text:p>Coefficient Value</text:p>
            </chart:title>
          </chart:axis>
          <chart:series chart:style-name="ch10" chart:values-cell-range-address="circle_r1.C1:circle_r1.C360" chart:class="chart:line">
            <chart:data-point chart:repeated="360"/>
          </chart:series>
          <chart:series chart:style-name="ch11" chart:values-cell-range-address="circle_r5.C1:circle_r5.C360" chart:class="chart:line">
            <chart:data-point chart:repeated="360"/>
          </chart:series>
          <chart:series chart:style-name="ch12" chart:values-cell-range-address="circle_r10.C1:circle_r10.C360" chart:class="chart:line">
            <chart:data-point chart:repeated="360"/>
          </chart:series>
          <chart:series chart:style-name="ch13" chart:values-cell-range-address="circle_r15.C1:circle_r15.C360" chart:class="chart:line">
            <chart:data-point chart:repeated="360"/>
          </chart:series>
          <chart:series chart:style-name="ch14" chart:values-cell-range-address="circle_r20.C1:circle_r20.C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C1:circle_r1.C360">0</text:p>
              </table:table-cell>
              <table:table-cell office:value-type="float" office:value="0">
                <text:p text:id="circle_r5.C1:circle_r5.C360">0</text:p>
              </table:table-cell>
              <table:table-cell office:value-type="float" office:value="0">
                <text:p text:id="circle_r10.C1:circle_r10.C360">0</text:p>
              </table:table-cell>
              <table:table-cell office:value-type="float" office:value="0">
                <text:p text:id="circle_r15.C1:circle_r15.C360">0</text:p>
              </table:table-cell>
              <table:table-cell office:value-type="float" office:value="0">
                <text:p text:id="circle_r20.C1:circle_r20.C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076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27cm" svg:y="0.343cm" chart:style-name="ch2">
          <text:p>Circle</text:p>
        </chart:title>
        <chart:subtitle svg:x="13.582cm" svg:y="1.188cm" chart:style-name="ch3">
          <text:p>Third Order of Hu's moments</text:p>
        </chart:subtitle>
        <chart:legend chart:legend-position="end" svg:x="29.683cm" svg:y="7.542cm" chart:style-name="ch4"/>
        <chart:plot-area chart:style-name="ch5" table:cell-range-address="circle_r1.D1:circle_r1.D360 circle_r5.D1:circle_r5.D360 circle_r10.D1:circle_r10.D360 circle_r15.D1:circle_r15.D360 circle_r20.D1:circle_r20.D360" svg:x="1.085cm" svg:y="1.981cm" svg:width="27.956cm" svg:height="14.343cm">
          <chart:axis chart:dimension="x" chart:name="primary-x" chart:style-name="ch6">
            <chart:title svg:x="14.939cm" svg:y="16.094cm" chart:style-name="ch7">
              <text:p>Angle</text:p>
            </chart:title>
          </chart:axis>
          <chart:axis chart:dimension="y" chart:name="primary-y" chart:style-name="ch8">
            <chart:title svg:x="0.644cm" svg:y="10.083cm" chart:style-name="ch9">
              <text:p>Coefficient Value</text:p>
            </chart:title>
          </chart:axis>
          <chart:series chart:style-name="ch10" chart:values-cell-range-address="circle_r1.D1:circle_r1.D360" chart:class="chart:line">
            <chart:data-point chart:repeated="360"/>
          </chart:series>
          <chart:series chart:style-name="ch11" chart:values-cell-range-address="circle_r5.D1:circle_r5.D360" chart:class="chart:line">
            <chart:data-point chart:repeated="360"/>
          </chart:series>
          <chart:series chart:style-name="ch12" chart:values-cell-range-address="circle_r10.D1:circle_r10.D360" chart:class="chart:line">
            <chart:data-point chart:repeated="360"/>
          </chart:series>
          <chart:series chart:style-name="ch13" chart:values-cell-range-address="circle_r15.D1:circle_r15.D360" chart:class="chart:line">
            <chart:data-point chart:repeated="360"/>
          </chart:series>
          <chart:series chart:style-name="ch14" chart:values-cell-range-address="circle_r20.D1:circle_r20.D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D1:circle_r1.D360">0</text:p>
              </table:table-cell>
              <table:table-cell office:value-type="float" office:value="0">
                <text:p text:id="circle_r5.D1:circle_r5.D360">0</text:p>
              </table:table-cell>
              <table:table-cell office:value-type="float" office:value="0">
                <text:p text:id="circle_r10.D1:circle_r10.D360">0</text:p>
              </table:table-cell>
              <table:table-cell office:value-type="float" office:value="0">
                <text:p text:id="circle_r15.D1:circle_r15.D360">0</text:p>
              </table:table-cell>
              <table:table-cell office:value-type="float" office:value="0">
                <text:p text:id="circle_r20.D1:circle_r20.D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43">
                <text:p>0.00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743">
                <text:p>0.00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